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8.00pt" fo:font-weight="normal" fo:font-family="'Verdana, Arial, Helvetica, sans'" style:font-family-asian="'Verdana, Arial, Helvetica, sans'" style:font-family-complex="'Verdana, Arial, Helvetica, sans'" fo:background-color="transparent" fo:color="#333333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PROJETO DISCIPLINA</text:span><text:span text:style-name="T3"><text:s text:c="2"/></text:span></text:p>
      <text:p text:style-name="P2"><text:span text:style-name="T4"/></text:p>
      <text:p text:style-name="P2"><text:span text:style-name="T4"/></text:p>
      <text:p text:style-name="P3"><text:span text:style-name="T5">1.Dados do Problema:</text:span></text:p>
      <text:p text:style-name="P3"><text:span text:style-name="T6"/></text:p>
      <text:p text:style-name="P3"><text:span text:style-name="T7">a) Serão utilizados no projeto dados sobre seis ERBs(Estações Rádio Base). Os dados relativos às ERBs estão no arquivo<text:s/></text:span><text:span text:style-name="T8">erbs.csv.<text:s text:c="2"/></text:span><text:span text:style-name="T9">Abaixo segue a explicação de cada coluna:</text:span></text:p>
      <text:p text:style-name="P3"><text:span text:style-name="T10"/></text:p>
      <text:list text:style-name="L4">
        <text:list-item>
          <text:p text:style-name="P4"><text:span text:style-name="T11">nr : Número da ERB (ou BTS)</text:span></text:p>
        </text:list-item>
        <text:list-item>
          <text:p text:style-name="P4"><text:span text:style-name="T11">name : Nome da ERB</text:span></text:p>
        </text:list-item>
        <text:list-item>
          <text:p text:style-name="P4"><text:span text:style-name="T11">lat:<text:s text:c="2"/>Latitude da ERB</text:span></text:p>
        </text:list-item>
        <text:list-item>
          <text:p text:style-name="P4"><text:span text:style-name="T11">lon: Longitude da ERB</text:span></text:p>
        </text:list-item>
        <text:list-item>
          <text:p text:style-name="P4"><text:span text:style-name="T11">band : Banda utilizada pela ERB</text:span></text:p>
        </text:list-item>
        <text:list-item>
          <text:p text:style-name="P4"><text:span text:style-name="T11">bcch : Canal de controle utilizado pela ERB</text:span></text:p>
        </text:list-item>
        <text:list-item>
          <text:p text:style-name="P4"><text:span text:style-name="T11">eirp :<text:s text:c="3"/>Potência Irradiada em relação à antena isotrópica (</text:span><text:span text:style-name="T12">equivalent isotropically radiated power</text:span><text:span text:style-name="T13"><text:s/>)</text:span></text:p>
        </text:list-item>
      </text:list>
      <text:p text:style-name="P5"><text:span text:style-name="T14"/></text:p>
      <text:p text:style-name="P5"><text:span text:style-name="T15">b) As medições<text:s text:c="2"/>realizados em campo estão no arquivo<text:s/></text:span><text:span text:style-name="T16">medicoes.csv.<text:s text:c="2"/></text:span><text:span text:style-name="T17">Foram realizadas 2.556 medições. Abaixo segue a explicação de cada coluna:</text:span></text:p>
      <text:p text:style-name="P5"><text:span text:style-name="T18"/></text:p>
      <text:list text:style-name="L6">
        <text:list-item>
          <text:p text:style-name="P6"><text:span text:style-name="T19">lat : latitude do ponto</text:span></text:p>
        </text:list-item>
        <text:list-item>
          <text:p text:style-name="P6"><text:span text:style-name="T19">lon : longitude do ponto</text:span></text:p>
        </text:list-item>
        <text:list-item>
          <text:p text:style-name="P6"><text:span text:style-name="T19">RSSI_1: Indicador de nível de sinal recebido da<text:s text:c="2"/>ERB-1</text:span></text:p>
        </text:list-item>
        <text:list-item>
          <text:p text:style-name="P6"><text:span text:style-name="T19">RSSI_2: Indicador de nível de sinal recebido<text:s text:c="2"/>da<text:s text:c="2"/>ERB-2</text:span></text:p>
        </text:list-item>
        <text:list-item>
          <text:p text:style-name="P6"><text:span text:style-name="T19">RSSI_3: Indicador de nível de sinal recebido<text:s text:c="2"/>da<text:s text:c="2"/>ERB-3</text:span></text:p>
        </text:list-item>
        <text:list-item>
          <text:p text:style-name="P6"><text:span text:style-name="T19">RSSI_4: Indicador de nível de sinal recebido<text:s text:c="2"/>da<text:s text:c="2"/>ERB-4</text:span></text:p>
        </text:list-item>
        <text:list-item>
          <text:p text:style-name="P6"><text:span text:style-name="T19">RSSI_5: Indicador de nível de sinal recebido<text:s text:c="2"/>da<text:s text:c="2"/>ERB-6</text:span></text:p>
        </text:list-item>
        <text:list-item>
          <text:p text:style-name="P6"><text:span text:style-name="T19">RSSI_6: Indicador de nível de sinal recebido<text:s text:c="2"/>da<text:s text:c="2"/>ERB-6</text:span></text:p>
        </text:list-item>
      </text:list>
      <text:p text:style-name="P7"><text:span text:style-name="T20"/></text:p>
      <text:p text:style-name="P7"><text:span text:style-name="T20">Obs: RSSI(Received signal strength indication)</text:span></text:p>
      <text:p text:style-name="P7"><text:span text:style-name="T20"/></text:p>
      <text:p text:style-name="P7"><text:span text:style-name="T21">c) No arquivo<text:s/></text:span><text:span text:style-name="T22">testLoc.csv,<text:s/></text:span><text:span text:style-name="T23">temos 200 medições que serão utilizadas para testar o algoritmo de Localização. Abaixo segue a explicação de cada coluna. O arquivo de teste tem o mesmo formato do arquivo de treino.</text:span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5">2. Implementação dos Modelos de Predições</text:span></text:p>
      <text:p text:style-name="P7"><text:span text:style-name="T26"/></text:p>
      <text:p text:style-name="P7"><text:span text:style-name="T26"/></text:p>
      <text:p text:style-name="P8"><text:span text:style-name="T27">a) Calcule<text:s text:c="2"/>a perda por espaço livre (path loss) prevista por cada modelo para todos os pontos no arquivo<text:s text:c="2"/></text:span><text:span text:style-name="T28">medicoes.csv .</text:span></text:p>
      <text:p text:style-name="P8"><text:span text:style-name="T29"/></text:p>
      <text:p text:style-name="P9"><text:span text:style-name="T30">b) Utilizando o Erro Quadrático Médio como referência, qual dos modelos teve a melhor performance ?.</text:span></text:p>
      <text:p text:style-name="P9"><text:span text:style-name="T31"/></text:p>
      <text:p text:style-name="P9"><text:span text:style-name="T31"/></text:p>
      <text:p text:style-name="P9"><text:span text:style-name="T32">3. Implementação do Modelo Fingerprinting</text:span></text:p>
      <text:p text:style-name="P9"><text:span text:style-name="T33"/></text:p>
      <text:p text:style-name="P10"><text:span text:style-name="T34">Implemente um método de localização fingerprinting utilizando o(s) modelo(s) de predição definidos no item 2. O método deve ter como entrada as seis medições de perda em espaço livre (uma para cada ERB) e ter como saída a predição de localização do usuário (Latitude e Longitude). Após a<text:s text:c="2"/>implementação, tente localizar os 200 usuários que estão no arquivo<text:s/></text:span><text:span text:style-name="T35">testLoc.csv<text:s/></text:span><text:span text:style-name="T36">e calcule o erro médio de localização, que é igual a distância entre a posição prevista e a posição real do usuário.</text:span></text:p>
      <text:p text:style-name="P11"><text:span text:style-name="T37"/></text:p>
      <text:p text:style-name="P11"><text:span text:style-name="T37"/></text:p>
      <text:p text:style-name="P11"><text:span text:style-name="T38">Abaixo está os passos para implementação:</text:span></text:p>
      <text:p text:style-name="P11"><text:span text:style-name="T39"/></text:p>
      <text:p text:style-name="P11"><text:span text:style-name="T40">Construção do Mapa de Cobertura (OFF-LINE):</text:span></text:p>
      <text:p text:style-name="P11"><text:span text:style-name="T41"/></text:p>
      <text:p text:style-name="P11"><text:span text:style-name="T42">1. Defina a área de localização: para o projeto em questão utilize um retângulo com limites<text:s text:c="2"/>de:</text:span></text:p>
      <text:p text:style-name="P11"><text:span text:style-name="T43"/></text:p>
      <text:p text:style-name="P11"><text:span text:style-name="T44">a) Longitude<text:s text:c="2"/>-34.91<text:s text:c="2"/>a<text:s text:c="2"/>-34.887<text:s text:c="2"/></text:span></text:p>
      <text:p text:style-name="P11"><text:span text:style-name="T44">b) Latitude de<text:s text:c="2"/>-8.080 a -8.065;</text:span></text:p>
      <text:p text:style-name="P11"><text:span text:style-name="T45"/></text:p>
      <text:p text:style-name="P11"><text:span text:style-name="T46">2. Defina a resolução do grid : A resolução pode ser de 5m x 5m, 10m x 10m ou 20m x 20m;</text:span></text:p>
      <text:p text:style-name="P11"><text:span text:style-name="T47"/></text:p>
      <text:p text:style-name="P11"><text:span text:style-name="T48">3. Faça a predição da perda por espaço livre em cada posição do grid para cada um das ERB;</text:span></text:p>
      <text:p text:style-name="P11"><text:span text:style-name="T49"/></text:p>
      <text:p text:style-name="P11"><text:span text:style-name="T50">Encontrado o usuário (ON-LINE):</text:span></text:p>
      <text:p text:style-name="P11"><text:span text:style-name="T51"/></text:p>
      <text:p text:style-name="P11"><text:span text:style-name="T52">4. Meça o RSSI e calcule a perda em espaço livre do móvel em relação a cada ERB (estão no arquivo<text:s/></text:span><text:span text:style-name="T53">testLoc.csv</text:span><text:span text:style-name="T54">);</text:span></text:p>
      <text:p text:style-name="P11"><text:span text:style-name="T55"/></text:p>
      <text:p text:style-name="P11"><text:span text:style-name="T56">5. Encontre no grid a posição que tem maior similaridade com as medições do item 4.<text:s text:c="2"/>O inverso da distância euclidiana pode ser utilizada como medida de similaridade;</text:span></text:p>
      <text:p text:style-name="P11"><text:span text:style-name="T57"/></text:p>
      <text:p text:style-name="P11"><text:span text:style-name="T58">6. Calcule o erro de posição, que é igual a distância entre a posição<text:s text:c="2"/>prevista e a posição real do usuário.</text:span></text:p>
      <text:p text:style-name="P11"><text:span text:style-name="T59"/></text:p>
      <text:p text:style-name="P11"><text:span text:style-name="T60">Obs: Na entrega do Projeto o algoritmo será testado em um arquivo de localização com<text:s text:c="2"/></text:span><text:span text:style-name="T61">testLoc2.csv c</text:span><text:span text:style-name="T62">om cem novos pontos.</text:span></text:p>
      <text:p text:style-name="P11"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